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style:text-line-through-style="none" style:text-line-through-type="none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color="#000000" style:text-line-through-style="none" style:text-line-through-type="none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text-align="start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text-line-through-style="none" style:text-line-through-type="none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01cm">
          <draw:text-box>
            <text:p text:style-name="P1"><text:span text:style-name="T1">Epistle Reading</text:span></text:p>
            <text:p text:style-name="P1"><text:span text:style-name="T2">Galatians 4:4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876cm" svg:height="7.766cm" svg:x="2.032cm" svg:y="1.124cm">
          <draw:text-box>
            <text:p text:style-name="P4"><text:span text:style-name="T3">4</text:span><text:span text:style-name="T4">But when the fullness of time had come, God sent forth his Son, born of woman, born under the law, </text:span><text:span text:style-name="T3">5</text:span><text:span text:style-name="T4">to redeem those who were under the law, so that we might receive adoption as s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4.13cm" svg:height="6.263cm" svg:x="1.798cm" svg:y="1.103cm">
          <draw:text-box>
            <text:p text:style-name="P6"><text:span text:style-name="T3">6</text:span><text:span text:style-name="T4">And because you are sons, God has sent the Spirit of his Son into our hearts, crying, “Abba! Father!” </text:span><text:span text:style-name="T3">7</text:span><text:span text:style-name="T4">So you are no longer a slave, but a son, and if a son, then an heir throug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52:19.068000000</meta:creation-date>
    <dc:title>Hymn template</dc:title>
    <meta:editing-duration>PT8M45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7-12-29T17:22:56.062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4-12-24T14:52:18.771000000"/>
  </office:meta>
</office:document-meta>
</file>